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780AD691ABFF656F07B.jpg" manifest:media-type="image/jpeg"/>
  <manifest:file-entry manifest:full-path="Pictures/100000000000043800000780ED79DA8D603CA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5772in" svg:height="11.6929in" draw:z-index="1"><draw:image xlink:href="Pictures/100000000000043800000780ED79DA8D603CA3F2.jpg" xlink:type="simple" xlink:show="embed" xlink:actuate="onLoad" draw:mime-type="image/jpeg"/></draw:frame></text:p>
      <text:p text:style-name="Standard"><draw:frame draw:style-name="fr1" draw:name="Image1" text:anchor-type="char" svg:width="6.5772in" svg:height="11.6929in" draw:z-index="0"><draw:image xlink:href="Pictures/100000000000043800000780AD691ABFF656F07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3:42:39.020087524</meta:creation-date>
    <dc:date>2022-06-30T13:44:33.739387886</dc:date>
    <meta:editing-duration>PT1M5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3.2$Linux_X86_64 LibreOffice_project/30$Build-2</meta:generator>
  </office:meta>
</office:document-meta>
</file>